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48cm" fo:min-width="6.148cm"/>
    </style:style>
    <style:style style:name="gr2" style:family="graphic" style:parent-style-name="standard">
      <style:graphic-properties draw:textarea-horizontal-align="justify" draw:textarea-vertical-align="middle" draw:auto-grow-height="false" fo:min-height="1.448cm" fo:min-width="6.00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9.4cm" svg:height="2.4cm" svg:x="5.7cm" svg:y="1.1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9.2cm" svg:height="2.4cm" svg:x="5.9cm" svg:y="26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6T11:34:50.900918617</meta:creation-date>
    <dc:date>2019-11-06T11:36:52.568808953</dc:date>
    <meta:editing-duration>PT2M2S</meta:editing-duration>
    <meta:editing-cycles>1</meta:editing-cycles>
    <meta:document-statistic meta:object-count="2"/>
    <meta:generator>LibreOffice/6.0.7.3$Linux_X86_64 LibreOffice_project/00m0$Build-3</meta:generator>
  </office:meta>
</office:document-meta>
</file>